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af9" officeooo:paragraph-rsid="0019ea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helio.assakura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7:59.769750066</meta:creation-date>
    <dc:date>2017-08-22T19:08:46.65492889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4"/>
    <meta:generator>LibreOffice/4.2.8.2$Linux_X86_64 LibreOffice_project/420m0$Build-2</meta:generator>
  </office:meta>
</office:document-meta>
</file>